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“Hmmm.... how odd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“I'm sure I put it around here...”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/>
          <table:table-cell table:style-name="ce0" office:value-type="string">
            <text:p>Grandma Beth
“No, no, that's not possibl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/>
          <table:table-cell table:style-name="ce0" office:value-type="string">
            <text:p>Grandma Beth
“It's unthinkable that I would ever lose
anything in my lif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/>
          <table:table-cell table:style-name="ce0" office:value-type="string">
            <text:p>Grandma Beth
“In fact, around here they call me, 'Never-
Loses-A-Single-Thing Beth'!”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/>
          <table:table-cell table:style-name="ce0" office:value-type="string">
            <text:p>General Store Clerk
“Grandma, could you be looking for the
map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/>
          <table:table-cell table:style-name="ce0" office:value-type="string">
            <text:p>Grandma Beth
“That's right. Do you know something about
it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Geez... you have a memory like a goldfish,
Grandma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 gave the map to that girl who came by
just a little earlier, didn't you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/>
          <table:table-cell table:style-name="ce0" office:value-type="string">
            <text:p>Grandma Beth
“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/>
          <table:table-cell table:style-name="ce0" office:value-type="string">
            <text:p>Grandma Beth
“...Ah! That's right, so I did!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/>
          <table:table-cell table:style-name="ce0" office:value-type="string">
            <text:p>Grandma Beth
“I remember things from way back when, but
now I forget things that've just happened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/>
          <table:table-cell table:style-name="ce0" office:value-type="string">
            <text:p>Grandma Beth
“Wahahahahahaha!!”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/>
          <table:table-cell table:style-name="ce0" office:value-type="string">
            <text:p>Grandma Beth
“Sorry about that. Since I only have the one
map, would you mind giving it a rest?”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/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/>
          <table:table-cell table:style-name="ce0" office:value-type="string">
            <text:p>Grandma Beth
“What, you don't recognise where you are?”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/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/>
          <table:table-cell table:style-name="ce0" office:value-type="string">
            <text:p>Grandma Beth
“Aaa... speaking of which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/>
          <table:table-cell table:style-name="ce0" office:value-type="string">
            <text:p>Grandma Beth
“The young lady to whom I just gave the map
said exactly the same thing.”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/>
          <table:table-cell table:style-name="ce0" office:value-type="string">
            <text:p>Grandma Beth
“Yes, I do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/>
          <table:table-cell table:style-name="ce0" office:value-type="string">
            <text:p>Grandma Beth
“That young lady was saying that she needed
transportation, so maybe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/>
          <table:table-cell table:style-name="ce0" office:value-type="string">
            <text:p>Grandma Beth
“She could have gone to nearby Zazābu Port
Town, which sees ships come and go all the
time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/>
          <table:table-cell table:style-name="ce0" office:value-type="string">
            <text:p>Grandma Beth
“You two came from Dono village, didn't you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/>
          <table:table-cell table:style-name="ce0" office:value-type="string">
            <text:p>Grandma Beth
“Start by going back to Dono village, and
continue south to the forest. Go east from
there, and you're there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/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/>
          <table:table-cell table:style-name="ce0" office:value-type="string">
            <text:p>Grandma Beth
“The girl with the map was quite the lively
young lady. She was more energetic than
a hurrican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/>
          <table:table-cell table:style-name="ce0" office:value-type="string">
            <text:p>Grandma Beth
“At the speed she ran, even a younger me
probably couldn't catch up to her.”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/>
          <table:table-cell table:style-name="ce0" office:value-type="string">
            <text:p>Grandma Beth
“I was once quite the little adventurer.
Wahahaha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